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7"/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mchange 375</text:p>
      <text:p text:style-name="Standard"/>
      <text:p text:style-name="Standard"/>
      <text:p text:style-name="Standard">I) Summary of all changes since previous version (3.3 → 3.5)</text:p>
      <text:p text:style-name="Standard"/>
      <text:p text:style-name="Standard"/>
      <text:p text:style-name="Standard">General updates :</text:p>
      <text:list xml:id="list1707256785" text:style-name="L3">
        <text:list-item>
          <text:p text:style-name="P2">use fully qualified scheme</text:p>
        </text:list-item>
        <text:list-item>
          <text:p text:style-name="P2">new <text:span text:style-name="T1">IsBackfill</text:span> tag (in the header ?)</text:p>
          <text:p text:style-name="P2"/>
        </text:list-item>
      </text:list>
      <text:p text:style-name="Standard">Resource section :</text:p>
      <text:list xml:id="list987767985" text:style-name="L2">
        <text:list-item>
          <text:p text:style-name="P1">add MIDI resource support</text:p>
        </text:list-item>
        <text:list-item>
          <text:p text:style-name="P1">reduce the number of translated fields</text:p>
        </text:list-item>
        <text:list-item>
          <text:p text:style-name="P1">don't include Country Code</text:p>
        </text:list-item>
        <text:list-item>
          <text:p text:style-name="P1">group territories together</text:p>
        </text:list-item>
        <text:list-item>
          <text:p text:style-name="P1">new RightsControllerType tag in RightsController (only for sound rec ?)</text:p>
        </text:list-item>
        <text:list-item>
          <text:p text:style-name="P1">new StartDate tag in RightsController</text:p>
        </text:list-item>
        <text:list-item>
          <text:p text:style-name="P1">ArtistRole tag is now mandatory</text:p>
        </text:list-item>
      </text:list>
      <text:p text:style-name="Standard"/>
      <text:p text:style-name="Standard">Release section :</text:p>
      <text:list xml:id="list1034633173" text:style-name="L4">
        <text:list-item>
          <text:p text:style-name="P3">new ReleaseDate in DetailsPerTerritory</text:p>
        </text:list-item>
        <text:list-item>
          <text:p text:style-name="P3">ReleaseType for classical releases (work ?)</text:p>
        </text:list-item>
      </text:list>
      <text:p text:style-name="Standard"/>
      <text:p text:style-name="Standard">Deal section :</text:p>
      <text:list xml:id="list367913531" text:style-name="L5">
        <text:list-item>
          <text:p text:style-name="P4">group Territories with same deals</text:p>
        </text:list-item>
        <text:list-item>
          <text:p text:style-name="P4">group ReleaseDeals with same territories/deals</text:p>
        </text:list-item>
      </text:list>
      <text:p text:style-name="Standard"/>
      <text:p text:style-name="Standard"/>
      <text:p text:style-name="Standard">II) XML Tool impacts</text:p>
      <text:p text:style-name="Standard"/>
      <text:list xml:id="list79474651" text:style-name="L7">
        <text:list-item>
          <text:p text:style-name="P5">support new tags</text:p>
        </text:list-item>
        <text:list-item>
          <text:p text:style-name="P5">support Midi resources</text:p>
        </text:list-item>
        <text:list-item>
          <text:p text:style-name="P5">display properly grouped territories and ReleaseDeals (this implies heavy changes in the Deal section logic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11:08:40</meta:creation-date>
    <dc:date>2012-10-12T17:24:52</dc:date>
    <meta:editing-duration>PT4H30M1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34" meta:character-count="796" meta:non-whitespace-character-count="701"/>
  </office:meta>
</office:document-meta>
</file>